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465in" table:align="left"/>
    </style:style>
    <style:style style:name="Table1.A" style:family="table-column">
      <style:table-column-properties style:column-width="1.8424in"/>
    </style:style>
    <style:style style:name="Table1.B" style:family="table-column">
      <style:table-column-properties style:column-width="0.3813in"/>
    </style:style>
    <style:style style:name="Table1.C" style:family="table-column">
      <style:table-column-properties style:column-width="0.25in"/>
    </style:style>
    <style:style style:name="Table1.D" style:family="table-column">
      <style:table-column-properties style:column-width="0.5736in"/>
    </style:style>
    <style:style style:name="Table1.E" style:family="table-column">
      <style:table-column-properties style:column-width="1.9993in"/>
    </style:style>
    <style:style style:name="Table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E1" style:family="table-cell">
      <style:table-cell-properties style:vertical-align="middle" style:border-line-width="0.0007in 0.0139in 0.0007in" fo:padding="0.0194in" fo:border="0.05pt double #808080"/>
    </style:style>
    <style:style style:name="P1" style:family="paragraph" style:parent-style-name="Standard">
      <style:text-properties fo:font-size="22pt" fo:font-weight="normal" style:font-size-asian="22pt" style:font-weight-asian="normal" style:font-size-complex="22pt" style:font-weight-complex="normal"/>
    </style:style>
    <style:style style:name="P2" style:family="paragraph" style:parent-style-name="Standard">
      <style:text-properties fo:font-size="22pt" fo:font-weight="bold" style:font-size-asian="22pt" style:font-weight-asian="bold" style:font-size-complex="22pt" style:font-weight-complex="bold"/>
    </style:style>
    <style:style style:name="P3" style:family="paragraph" style:parent-style-name="Standard">
      <style:text-properties fo:font-size="15pt" fo:font-weight="normal" style:font-size-asian="15pt" style:font-weight-asian="normal" style:font-size-complex="15pt" style:font-weight-complex="normal"/>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bold" style:font-size-asian="10.5pt" style:font-weight-asian="bold" style:font-size-complex="12pt" style:font-weight-complex="bold"/>
    </style:style>
    <style:style style:name="P8"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text-properties fo:font-size="13pt" fo:font-weight="normal" style:font-size-asian="13pt" style:font-weight-asian="normal" style:font-size-complex="13pt" style:font-weight-complex="normal"/>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Table_20_Contents">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bold"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slookup</text:p>
      <text:p text:style-name="P1"/>
      <text:p text:style-name="P4">Submitted by:</text:p>
      <text:p text:style-name="P4"><text:tab/><text:tab/><text:span text:style-name="T2">Anuja Ranjan</text:span><text:span text:style-name="T2">(Y9113)</text:span></text:p>
      <text:p text:style-name="P3"><text:tab/><text:tab/>Akshay Jain(Y9059)</text:p>
      <text:p text:style-name="P4"><text:tab/><text:tab/><text:span text:style-name="T2">Abhijit Sharang(10007)</text:span></text:p>
      <text:p text:style-name="P4"><text:span text:style-name="T2"><text:tab/><text:tab/>Vishal Gupta(10815)</text:span><text:tab/><text:tab/><text:tab/><text:tab/><text:tab/><text:tab/></text:p>
      <text:p text:style-name="P4"/>
      <text:p text:style-name="P4">Introduction</text:p>
      <text:p text:style-name="P3"/>
      <text:p text:style-name="P5"><text:span text:style-name="T3">nslookup</text:span> refers to “<text:span text:style-name="T3">name server lookup</text:span>”.It is a network administrative command-line tool for <text:s text:c="5"/>querying Domain Name System(DNS) to obtain domain name or IP address mapping.</text:p>
      <text:p text:style-name="P5">nslookup operates in interactive and non-interactive mode.Supports both forward(domain name to ip address) and reverse(ip address to domain name) lookup using default server unless specified by user.It additionally supports other specific DNS record queries such as mail exchange server,name server etc.nslookup is now obsolete and no longer in use.Instead,commands such as host and dig are favoured.</text:p>
      <text:p text:style-name="P5"/>
      <text:p text:style-name="P4">Implementation</text:p>
      <text:p text:style-name="P3"/>
      <text:p text:style-name="P6">nslookup implemented by us is simple <text:span text:style-name="T3">CUI</text:span> based DNS lookup tool coded in C language.</text:p>
      <text:p text:style-name="P6"/>
      <text:p text:style-name="P9"><text:span text:style-name="T3">Data Structures</text:span>:</text:p>
      <text:p text:style-name="P6"/>
      <text:p text:style-name="P6"><text:span text:style-name="T3">DNS header</text:span>:It is the main data structure to specify the options for retrieving information.There are 0-1 bits specified for various features such as recursion(ra),querying(qr),identification number(id) etc.Few bits are set when the response is received such as q_count(number of question entries),ans_count(number of awnser entries),ra(recursion available) etc.</text:p>
      <text:p text:style-name="P6"/>
      <text:p text:style-name="P6"><text:span text:style-name="T3">Query</text:span>:It contains the information on the type of query(eg. IP address,nameserver etc.) required by the user, the hostname and the qclass.</text:p>
      <text:p text:style-name="P6"/>
      <text:p text:style-name="P6"><text:span text:style-name="T3">Resource Record</text:span>:Each resource record has a name,rdata(additional RR-specific data) and the information about the rdata.</text:p>
      <text:p text:style-name="P6"/>
      <text:p text:style-name="Standard"><text:span text:style-name="T5">R_DATA</text:span><text:span text:style-name="T4"> : It contains information about length of the data(data_len),type,class etc.</text:span></text:p>
      <text:p text:style-name="P6"/>
      <text:p text:style-name="P10">Function Descriptions:</text:p>
      <text:p text:style-name="P6"/>
      <text:p text:style-name="P7">ngethost:</text:p>
      <text:p text:style-name="P6">Initializes a socket.</text:p>
      <text:p text:style-name="P6">Initializes DNS header.</text:p>
      <text:p text:style-name="P6">Sends a query to the server and receives an awnser packet.</text:p>
      <text:p text:style-name="P6">Interprets the awnser and retrieves information.</text:p>
      <text:p text:style-name="P6">Prints the required records.</text:p>
      <text:p text:style-name="P6"/>
      <text:p text:style-name="P6"/>
      <text:p text:style-name="P6"/>
      <text:p text:style-name="P10"><text:soft-page-break/>ReadName:</text:p>
      <text:p text:style-name="P10"/>
      <text:p text:style-name="P9">Converts binary strings to characters.</text:p>
      <text:p text:style-name="P6"/>
      <text:p text:style-name="P10">ChangetoDnsNameFormat:</text:p>
      <text:p text:style-name="P6"/>
      <text:p text:style-name="P6">Converts the domain-name to a DNS readable format.Eg. www.yahoo.com to 3www5yahoo3com</text:p>
      <text:p text:style-name="P6"/>
      <text:p text:style-name="P10">reverseIP:</text:p>
      <text:p text:style-name="P6"/>
      <text:p text:style-name="P6">Reverses IP address and concatenates .in-addr.arpa.</text:p>
      <text:p text:style-name="P6"/>
      <text:p text:style-name="P10">main:</text:p>
      <text:p text:style-name="P6"/>
      <text:p text:style-name="P6">Interprets the user arguments and decides on using the default server.In case of a reverse query,it calls the function reverse IP and <text:span text:style-name="T1">ngethost </text:span><text:span text:style-name="T1">using PTR query</text:span><text:span text:style-name="T1">.</text:span></text:p>
      <text:p text:style-name="P8">PTR record resolves the ip address to host name Eg.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145.72.5.207.in-addr.arpa.</text:p>
          </table:table-cell>
          <table:table-cell table:style-name="Table1.A1" office:value-type="string">
            <text:p text:style-name="P11">PTR</text:p>
          </table:table-cell>
          <table:table-cell table:style-name="Table1.A1" office:value-type="string">
            <text:p text:style-name="P11">IN</text:p>
          </table:table-cell>
          <table:table-cell table:style-name="Table1.A1" office:value-type="string">
            <text:p text:style-name="P11">100000</text:p>
          </table:table-cell>
          <table:table-cell table:style-name="Table1.E1" office:value-type="string">
            <text:p text:style-name="P11">smtp14.msoutlookonline.net</text:p>
          </table:table-cell>
        </table:table-row>
      </table:table>
      <text:p text:style-name="P8">In case of any other query,it directly calls the ngethost function.</text:p>
      <text:p text:style-name="P6"/>
      <text:p text:style-name="P10">Usage:</text:p>
      <text:p text:style-name="P6"/>
      <text:p text:style-name="P6">$make</text:p>
      <text:p text:style-name="P6"/>
      <text:p text:style-name="P6">$./lookup &lt;HOSTNAME/IP Address&gt; &lt;DNS&gt; &lt;QUERYTYPE&gt;</text:p>
      <text:p text:style-name="P6"/>
      <text:p text:style-name="P6"><text:span text:style-name="T3">HOSTNAME</text:span>:Specifies the host-name for the DNS lookup in a forward DNS query.</text:p>
      <text:p text:style-name="P6"/>
      <text:p text:style-name="P6"><text:span text:style-name="T3">IP Address</text:span>:Specifies the ip-address for the DNS lookup in a reverse DNS query.</text:p>
      <text:p text:style-name="P6"/>
      <text:p text:style-name="P6"><text:span text:style-name="T3">DNS</text:span>:Specifies the DNS server for the query.In case no DNS is specified,it is redirected to 127.0.1.1 i.e the default DNS server.In case it is unable to send a packet to the specified DNS server,then also it reverts back to use the default server.</text:p>
      <text:p text:style-name="P6"/>
      <text:p text:style-name="P7">QUERYTYPE:</text:p>
      <text:p text:style-name="P6"/>
      <text:p text:style-name="P6">IPv4:To fetch the IP address of the given host name.</text:p>
      <text:p text:style-name="P6">NAMESERVER:Queries for the nameserver responsible for a domain.</text:p>
      <text:p text:style-name="P6">CANONICAL NAME:check for the alias of a domain.</text:p>
      <text:p text:style-name="P6">MAIL EXCHANGE:check for mail-exchanger of domain.</text:p>
      <text:p text:style-name="P6">START OF AUTHORITY:query for information about a specific zone.</text:p>
      <text:p text:style-name="P6">REVERSE QUERY:Query to fetch the hostname from IP addres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24:44</meta:creation-date>
    <dc:date>2012-11-13T15:04:10</dc:date>
    <meta:editing-duration>PT14M43S</meta:editing-duration>
    <meta:editing-cycles>7</meta:editing-cycles>
    <meta:generator>LibreOffice/3.5$Linux_x86 LibreOffice_project/350m1$Build-2</meta:generator>
    <dc:creator>Abhijit </dc:creator>
    <meta:document-statistic meta:table-count="1" meta:image-count="0" meta:object-count="0" meta:page-count="2" meta:paragraph-count="51" meta:word-count="437" meta:character-count="3084" meta:non-whitespace-character-count="2678"/>
  </office:meta>
</office:document-meta>
</file>